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43in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1896in"/>
    </style:style>
    <style:style style:name="Table1.B" style:family="table-column">
      <style:table-column-properties style:column-width="0.1917in"/>
    </style:style>
    <style:style style:name="Table1.C" style:family="table-column">
      <style:table-column-properties style:column-width="0.1903in"/>
    </style:style>
    <style:style style:name="Table1.J" style:family="table-column">
      <style:table-column-properties style:column-width="1.1764in"/>
    </style:style>
    <style:style style:name="Table1.K" style:family="table-column">
      <style:table-column-properties style:column-width="4.034in"/>
    </style:style>
    <style:style style:name="Table1.A1" style:family="table-cell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style:vertical-align="bottom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K1" style:family="table-cell">
      <style:table-cell-properties style:vertical-align="bottom"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keep-together="always" fo:text-indent="0in" style:auto-text-indent="false"/>
    </style:style>
    <style:style style:name="P3" style:family="paragraph" style:parent-style-name="Heading_20_4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2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3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4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5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6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7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8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9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7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8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09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0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1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2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3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4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5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6" style:family="paragraph" style:parent-style-name="Text_20_body" style:list-style-name="List_20_1">
      <style:paragraph-properties fo:margin-left="0.4925in" fo:margin-right="0in" fo:keep-together="always" fo:text-indent="0in" style:auto-text-indent="false"/>
    </style:style>
    <style:style style:name="P117" style:family="paragraph" style:parent-style-name="Text_20_body" style:list-style-name="List_20_1" style:master-page-name="">
      <style:paragraph-properties fo:margin-left="0.4925in" fo:margin-right="0in" fo:keep-together="always" fo:text-indent="0in" style:auto-text-indent="false"/>
    </style:style>
    <style:style style:name="P118" style:family="paragraph" style:parent-style-name="Text_20_body" style:list-style-name="List_20_1" style:master-page-name="">
      <style:paragraph-properties fo:margin-left="0.4925in" fo:margin-right="0in" fo:keep-together="always" fo:text-indent="0in" style:auto-text-indent="false"/>
    </style:style>
    <style:style style:name="P119" style:family="paragraph" style:parent-style-name="Text_20_body" style:list-style-name="List_20_1" style:master-page-name="">
      <style:paragraph-properties fo:margin-left="0.4925in" fo:margin-right="0in" fo:keep-together="always" fo:text-indent="0in" style:auto-text-indent="false"/>
    </style:style>
    <style:style style:name="P120" style:family="paragraph" style:parent-style-name="Text_20_body" style:list-style-name="List_20_1" style:master-page-name="">
      <style:paragraph-properties fo:margin-left="0.4925in" fo:margin-right="0in" fo:keep-together="always" fo:text-indent="0in" style:auto-text-indent="false"/>
    </style:style>
    <style:style style:name="P121" style:family="paragraph" style:parent-style-name="Text_20_body" style:list-style-name="List_20_1" style:master-page-name="">
      <style:paragraph-properties fo:margin-left="0.4925in" fo:margin-right="0in" fo:keep-together="always" fo:text-indent="0in" style:auto-text-indent="false" style:shadow="none"/>
    </style:style>
    <style:style style:name="P122" style:family="paragraph" style:parent-style-name="Text_20_body" style:list-style-name="List_20_1" style:master-page-name="">
      <style:paragraph-properties fo:margin-left="0.4925in" fo:margin-right="0in" fo:keep-together="always" fo:text-indent="0in" style:auto-text-indent="false"/>
    </style:style>
    <style:style style:name="P123" style:family="paragraph" style:parent-style-name="Text_20_body" style:list-style-name="List_20_1" style:master-page-name="">
      <style:paragraph-properties fo:margin-left="0.4925in" fo:margin-right="0in" fo:keep-together="always" fo:text-indent="0in" style:auto-text-indent="false"/>
    </style:style>
    <style:style style:name="P124" style:family="paragraph" style:parent-style-name="Text_20_body" style:list-style-name="List_20_1" style:master-page-name="">
      <style:paragraph-properties fo:margin-left="0.4925in" fo:margin-right="0in" fo:keep-together="always" fo:text-indent="0in" style:auto-text-indent="false"/>
    </style:style>
    <style:style style:name="P125" style:family="paragraph" style:parent-style-name="Heading_20_1" style:list-style-name="Numbering_20_1"/>
    <style:style style:name="P126" style:family="paragraph" style:parent-style-name="Heading_20_1" style:list-style-name="Numbering_20_1"/>
    <style:style style:name="P127" style:family="paragraph" style:parent-style-name="Heading_20_1" style:list-style-name="Numbering_20_1"/>
    <style:style style:name="P128" style:family="paragraph" style:parent-style-name="Heading_20_1" style:list-style-name="Numbering_20_1"/>
    <style:style style:name="P129" style:family="paragraph" style:parent-style-name="Heading_20_1" style:list-style-name="Numbering_20_1"/>
    <style:style style:name="P130" style:family="paragraph" style:parent-style-name="Heading_20_2" style:list-style-name="Numbering_20_1"/>
    <style:style style:name="P131" style:family="paragraph" style:parent-style-name="Heading_20_2" style:list-style-name="Numbering_20_1"/>
    <style:style style:name="P132" style:family="paragraph" style:parent-style-name="Heading_20_2" style:list-style-name="Numbering_20_1"/>
    <style:style style:name="P133" style:family="paragraph" style:parent-style-name="Heading_20_2" style:list-style-name="Numbering_20_1"/>
    <style:style style:name="P134" style:family="paragraph" style:parent-style-name="Heading_20_2" style:list-style-name="Numbering_20_1"/>
    <style:style style:name="P135" style:family="paragraph" style:parent-style-name="Heading_20_2" style:list-style-name="Numbering_20_1"/>
    <style:style style:name="P136" style:family="paragraph" style:parent-style-name="Heading_20_2" style:list-style-name="Numbering_20_1"/>
    <style:style style:name="P137" style:family="paragraph" style:parent-style-name="Heading_20_2" style:list-style-name="Numbering_20_1"/>
    <style:style style:name="P138" style:family="paragraph" style:parent-style-name="Heading_20_2" style:list-style-name="Numbering_20_1"/>
    <style:style style:name="P139" style:family="paragraph" style:parent-style-name="Heading_20_2" style:list-style-name="Numbering_20_1"/>
    <style:style style:name="P140" style:family="paragraph" style:parent-style-name="Heading_20_2" style:list-style-name="Numbering_20_1"/>
    <style:style style:name="P141" style:family="paragraph" style:parent-style-name="Heading_20_2" style:list-style-name="Numbering_20_1"/>
    <style:style style:name="P142" style:family="paragraph" style:parent-style-name="Heading_20_2" style:list-style-name="Numbering_20_1"/>
    <style:style style:name="P143" style:family="paragraph" style:parent-style-name="Heading_20_2" style:list-style-name="Numbering_20_1"/>
    <style:style style:name="P144" style:family="paragraph" style:parent-style-name="Heading_20_2" style:list-style-name="Numbering_20_1"/>
    <style:style style:name="P145" style:family="paragraph" style:parent-style-name="Heading_20_2" style:list-style-name="Numbering_20_1"/>
    <style:style style:name="P146" style:family="paragraph" style:parent-style-name="Table_20_Heading">
      <style:paragraph-properties fo:text-align="start" style:justify-single-word="false"/>
      <style:text-properties style:text-position="0% 100%" fo:font-size="8pt" fo:font-weight="bold" fo:background-color="transparent" style:font-size-asian="8pt" style:font-weight-asian="bold" style:font-size-complex="8pt" style:font-weight-complex="bold" style:text-rotation-angle="90" style:text-rotation-scale="line-height"/>
    </style:style>
    <style:style style:name="P147" style:family="paragraph" style:parent-style-name="Table_20_Heading">
      <style:paragraph-properties fo:text-align="start" style:justify-single-word="false" text:number-lines="false" text:line-number="0"/>
      <style:text-properties style:text-position="0% 100%" fo:font-size="8pt" fo:font-weight="bold" fo:background-color="transparent" style:font-size-asian="8pt" style:font-weight-asian="bold" style:font-size-complex="8pt" style:font-weight-complex="bold" style:text-rotation-angle="90" style:text-rotation-scale="line-height"/>
    </style:style>
    <style:style style:name="P148" style:family="paragraph" style:parent-style-name="Preformatted_20_Text">
      <style:text-properties fo:font-size="6pt" style:font-size-asian="6pt" style:font-size-complex="6pt"/>
    </style:style>
    <style:style style:name="P149" style:family="paragraph" style:parent-style-name="Preformatted_20_Text">
      <style:paragraph-properties fo:margin-top="0in" fo:margin-bottom="0in" fo:text-align="center" style:justify-single-word="false"/>
      <style:text-properties style:font-name="Arial Black" fo:font-size="6pt" style:font-name-asian="DejaVu Sans Mono" style:font-size-asian="6pt" style:font-name-complex="DejaVu Sans Mono" style:font-size-complex="6pt"/>
    </style:style>
    <style:style style:name="P1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weight="bold" style:font-weight-asian="bold" style:font-weight-complex="bold"/>
    </style:style>
    <style:style style:name="T5" style:family="text"/>
    <style:style style:name="Sect1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lumotion Transcoder</text:p>
      <text:p text:style-name="Title">Specifications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1">1.Transcoder Concepts<text:tab/>2</text:p>
          <text:p text:style-name="P150">1.Virtual Path<text:tab/>2</text:p>
          <text:p text:style-name="P151">2.Logging<text:tab/>2</text:p>
          <text:p text:style-name="P150">1.Transcoder Logging Categories<text:tab/>2</text:p>
          <text:p text:style-name="P151">3.Configuration Files<text:tab/>3</text:p>
          <text:p text:style-name="P150">1.INI Files <text:tab/>3</text:p>
          <text:p text:style-name="P150">2.Transcoder Admin Configuration<text:tab/>3</text:p>
          <text:p text:style-name="P150">3.File Data-Source Global Configuration<text:tab/>3</text:p>
          <text:p text:style-name="P150">4.File Data-Source Customer Configuration<text:tab/>3</text:p>
          <text:p text:style-name="P151">4.Templates Variables<text:tab/>3</text:p>
          <text:p text:style-name="P150">1.Monitor Component Name Templates<text:tab/>3</text:p>
          <text:p text:style-name="P150">2.Transcoder Component Name template<text:tab/>3</text:p>
          <text:p text:style-name="P150">3.Activity Label Templates<text:tab/>4</text:p>
          <text:p text:style-name="P150">4.Configuration File Templates<text:tab/>4</text:p>
          <text:p text:style-name="P150">5.Report File Templates<text:tab/>4</text:p>
          <text:p text:style-name="P150">6.Output Media/Thumbnail/Link Templates<text:tab/>4</text:p>
          <text:p text:style-name="P150">7.Notifications Templates<text:tab/>5</text:p>
          <text:p text:style-name="P152">Source-Level Notifications<text:tab/>5</text:p>
          <text:p text:style-name="P152">Target-Level Notifications<text:tab/>6</text:p>
          <text:p text:style-name="P150">8.Pre-Processes Templates<text:tab/>7</text:p>
          <text:p text:style-name="P150">9.Post-Processes Templates<text:tab/>9</text:p>
          <text:p text:style-name="P150">10.Quick Reference<text:tab/>11</text:p>
          <text:p text:style-name="P151">5.File System Structure Modifiers<text:tab/>13</text:p>
        </text:index-body>
      </text:table-of-content>
      <text:p text:style-name="Subtitle"/>
      <text:list text:style-name="Numbering_20_1">
        <text:list-item>
          <text:h text:style-name="P125" text:outline-level="1">Transcoder Concepts</text:h>
          <text:list>
            <text:list-item>
              <text:h text:style-name="P130" text:outline-level="2">Virtual Path</text:h>
            </text:list-item>
          </text:list>
        </text:list-item>
        <text:list-item>
          <text:h text:style-name="P125" text:outline-level="1">Logging</text:h>
          <text:list>
            <text:list-item>
              <text:h text:style-name="P130" text:outline-level="2">Transcoder Logging Categories</text:h>
            </text:list-item>
          </text:list>
        </text:list-item>
      </text:list>
      <text:list text:style-name="List_20_1">
        <text:list-item>
          <text:p text:style-name="P117">admin</text:p>
        </text:list-item>
        <text:list-item>
          <text:p text:style-name="P6">datasource</text:p>
        </text:list-item>
        <text:list-item>
          <text:p text:style-name="P6">stores</text:p>
        </text:list-item>
        <text:list-item>
          <text:p text:style-name="P6">proxies</text:p>
        </text:list-item>
        <text:list-item>
          <text:p text:style-name="P6">monitoring</text:p>
        </text:list-item>
        <text:list-item>
          <text:p text:style-name="P6">transcoding</text:p>
        </text:list-item>
        <text:list-item>
          <text:p text:style-name="P6">scheduler</text:p>
        </text:list-item>
        <text:list-item>
          <text:p text:style-name="P6">notifier</text:p>
        </text:list-item>
        <text:list-item>
          <text:p text:style-name="P6">defer</text:p>
        </text:list-item>
        <text:list-item>
          <text:p text:style-name="P6">file-trans</text:p>
        </text:list-item>
        <text:list-item>
          <text:p text:style-name="P6">file-monitor</text:p>
        </text:list-item>
      </text:list>
      <text:list text:style-name="Numbering_20_1" text:continue-numbering="true">
        <text:list-item>
          <text:h text:style-name="P125" text:outline-level="1">Configuration Files</text:h>
          <text:list>
            <text:list-item>
              <text:h text:style-name="P130" text:outline-level="2">INI Files </text:h>
            </text:list-item>
            <text:list-item>
              <text:h text:style-name="P130" text:outline-level="2">Transcoder Admin Configuration</text:h>
            </text:list-item>
            <text:list-item>
              <text:h text:style-name="P130" text:outline-level="2">File Data-Source Global Configuration</text:h>
            </text:list-item>
            <text:list-item>
              <text:h text:style-name="P130" text:outline-level="2">File Data-Source Customer Configuration</text:h>
            </text:list-item>
          </text:list>
        </text:list-item>
        <text:list-item>
          <text:h text:style-name="P125" text:outline-level="1">Templates Variables</text:h>
          <text:list>
            <text:list-item>
              <text:h text:style-name="P130" text:outline-level="2"><text:reference-mark-start text:name="Monitor Component Name Template"/>Monitor Component Name Templates<text:reference-mark-end text:name="Monitor Component Name Template"/></text:h>
            </text:list-item>
          </text:list>
        </text:list-item>
      </text:list>
      <text:list text:style-name="List_20_1">
        <text:list-item text:start-value="1">
          <text:p text:style-name="P117"><text:span text:style-name="List_20_Title_20_Emphasis">customerName</text:span><text:line-break/>Ex: “Fluendo”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130" text:outline-level="2"><text:reference-mark-start text:name="Transcoder Component Name Template"/>Transcoder Component Name template<text:reference-mark-end text:name="Transcoder Component Name Template"/></text:h>
            </text:list-item>
          </text:list>
        </text:list-item>
      </text:list>
      <text:p text:style-name="P1">All the variable define in <text:span text:style-name="Reference"><text:reference-ref text:reference-format="text" text:ref-name="Monitor Component Name Template">Monitor Component Name Templates</text:reference-ref></text:span> with the addition of the following ones:</text:p>
      <text:list text:style-name="List_20_1">
        <text:list-item text:start-value="1">
          <text:p text:style-name="P117"><text:span text:style-name="List_20_Title_20_Emphasis">profileName</text:span><text:line-break/>Ex: “OGG/Theora-Vorbis”</text:p>
        </text:list-item>
        <text:list-item>
          <text:p text:style-name="P6"><text:span text:style-name="List_20_Title_20_Emphasis">profileSubdir</text:span><text:line-break/>Ex: “ogg/theovorb”</text:p>
        </text:list-item>
        <text:list-item>
          <text:p text:style-name="P6"><text:span text:style-name="List_20_Title_20_Emphasis">sourcePath</text:span><text:line-break/>Ex: “/perso/my.video.mpg”</text:p>
        </text:list-item>
        <text:list-item>
          <text:p text:style-name="P6"><text:span text:style-name="List_20_Title_20_Emphasis">sourceFile</text:span><text:line-break/>Ex: “my.video.mpg”</text:p>
        </text:list-item>
        <text:list-item>
          <text:p text:style-name="P6"><text:span text:style-name="List_20_Title_20_Emphasis">sourceBasename</text:span><text:line-break/>Ex: “my.video”</text:p>
        </text:list-item>
        <text:list-item>
          <text:p text:style-name="P6"><text:span text:style-name="List_20_Title_20_Emphasis">sourceExtension</text:span><text:line-break/>Ex: “.mpg”</text:p>
        </text:list-item>
        <text:list-item>
          <text:p text:style-name="P6"><text:span text:style-name="List_20_Title_20_Emphasis">sourceDir</text:span><text:line-break/>Ex: “/perso/”</text:p>
        </text:list-item>
      </text:list>
      <text:p text:style-name="P1"/>
      <text:list text:style-name="Numbering_20_1" text:continue-numbering="true">
        <text:list-item>
          <text:list text:continue-numbering="true">
            <text:list-item>
              <text:h text:style-name="P130" text:outline-level="2">Activity Label Templates</text:h>
            </text:list-item>
          </text:list>
        </text:list-item>
      </text:list>
      <text:p text:style-name="P4"><text:tab/>The variables defined in <text:span text:style-name="Reference"><text:reference-ref text:reference-format="text" text:ref-name="Transcoder Component Name Template">Transcoder Component Name template</text:reference-ref></text:span>.</text:p>
      <text:list text:style-name="Numbering_20_1" text:continue-numbering="true">
        <text:list-item>
          <text:list text:continue-numbering="true">
            <text:list-item>
              <text:h text:style-name="P130" text:outline-level="2">Configuration File Templates</text:h>
            </text:list-item>
          </text:list>
        </text:list-item>
      </text:list>
      <text:p text:style-name="P1">The variables defined in <text:span text:style-name="Reference"><text:reference-ref text:reference-format="text" text:ref-name="Transcoder Component Name Template">Transcoder Component Name template</text:reference-ref></text:span>.</text:p>
      <text:list text:style-name="Numbering_20_1" text:continue-numbering="true">
        <text:list-item>
          <text:list text:continue-numbering="true">
            <text:list-item>
              <text:h text:style-name="P130" text:outline-level="2">Report File Templates</text:h>
            </text:list-item>
          </text:list>
        </text:list-item>
      </text:list>
      <text:p text:style-name="P1">The variables defined in <text:span text:style-name="Reference"><text:reference-ref text:reference-format="text" text:ref-name="Transcoder Component Name Template">Transcoder Component Name template</text:reference-ref></text:span>.<text:line-break/>But in addition, the transcoding time variable 'id' can be specified that will be substituted by a uniq identifier representing the current task.<text:line-break/>Because the the report file template is used two time for substitution, the variable for the second one should be properly escaped:<text:span text:style-name="Teletype"> "%(sourcePath)s.%%(id)s.rep"</text:span></text:p>
      <text:p text:style-name="P1"/>
      <text:list text:style-name="Numbering_20_1" text:continue-numbering="true">
        <text:list-item>
          <text:list text:continue-numbering="true">
            <text:list-item>
              <text:h text:style-name="P130" text:outline-level="2">Output Media/Thumbnail/Link Templates</text:h>
            </text:list-item>
          </text:list>
        </text:list-item>
      </text:list>
      <text:p text:style-name="P1">All the variables defined in <text:span text:style-name="Reference"><text:reference-ref text:reference-format="text" text:ref-name="Transcoder Component Name Template">Transcoder Component Name template</text:reference-ref></text:span><text:span text:style-name="Reference"> </text:span><text:span text:style-name="Reference"><text:span text:style-name="T1">with the addition of the following variables:</text:span></text:span></text:p>
      <text:list text:style-name="List_20_1">
        <text:list-item text:start-value="1">
          <text:p text:style-name="P117"><text:span text:style-name="List_20_Title_20_Emphasis">targetName</text:span><text:line-break/>Ex: <text:span text:style-name="Teletype">“High Quality”</text:span></text:p>
        </text:list-item>
        <text:list-item>
          <text:p text:style-name="P6"><text:span text:style-name="List_20_Title_20_Emphasis">targetSubdir</text:span><text:line-break/>Ex: <text:span text:style-name="Teletype">“high</text:span>”</text:p>
        </text:list-item>
        <text:list-item>
          <text:p text:style-name="P6"><text:span text:style-name="List_20_Title_20_Emphasis">targetPath</text:span><text:line-break/>Ex: <text:span text:style-name="Teletype">“/perso/high/my.video.mpg.ogg”</text:span></text:p>
        </text:list-item>
        <text:list-item>
          <text:p text:style-name="P6"><text:span text:style-name="List_20_Title_20_Emphasis">targetFile</text:span><text:line-break/>Ex: <text:span text:style-name="Teletype">“my.video.mpg.ogg”</text:span></text:p>
        </text:list-item>
        <text:list-item>
          <text:p text:style-name="P6"><text:span text:style-name="List_20_Title_20_Emphasis">targetBasename</text:span><text:line-break/>Ex: <text:span text:style-name="Teletype">“my.video.mpg”</text:span></text:p>
        </text:list-item>
        <text:list-item>
          <text:p text:style-name="P6"><text:span text:style-name="List_20_Title_20_Emphasis">targetExtension</text:span><text:line-break/>Ex: <text:span text:style-name="Teletype">“.ogg”</text:span></text:p>
        </text:list-item>
        <text:list-item>
          <text:p text:style-name="P6"><text:span text:style-name="List_20_Title_20_Emphasis">targetDir</text:span><text:line-break/>Ex: <text:span text:style-name="Teletype">“/perso/high/”</text:span>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130" text:outline-level="2">Notifications Templates</text:h>
            </text:list-item>
          </text:list>
        </text:list-item>
      </text:list>
      <text:p text:style-name="P1">All type of notification have the same substitution variable set (email and HTTP requests).</text:p>
      <text:h text:style-name="P3" text:outline-level="4">Source-Level Notifications</text:h>
      <text:p text:style-name="P1">The following variable are defined for success and failure notifications:</text:p>
      <text:list text:style-name="List_20_1">
        <text:list-item text:start-value="1">
          <text:p text:style-name="P121"><text:span text:style-name="List_20_Title_20_Emphasis">success</text:span><text:line-break/>Integer value or 0 or 1.</text:p>
        </text:list-item>
        <text:list-item>
          <text:p text:style-name="P6"><text:span text:style-name="List_20_Title_20_Emphasis">trigger</text:span><text:line-break/>“done” or “failed”</text:p>
        </text:list-item>
        <text:list-item>
          <text:p text:style-name="P6"><text:span text:style-name="List_20_Title_20_Emphasis">customerName</text:span><text:line-break/>Ex: <text:span text:style-name="Teletype">“Fluendo”</text:span></text:p>
        </text:list-item>
        <text:list-item>
          <text:p text:style-name="P6"><text:span text:style-name="List_20_Title_20_Emphasis">profileName</text:span><text:line-break/>Ex: <text:span text:style-name="Teletype">“OGG/Theora-Vorbis”</text:span></text:p>
        </text:list-item>
        <text:list-item>
          <text:p text:style-name="P6"><text:span text:style-name="List_20_Title_20_Emphasis">inputFile</text:span><text:line-break/>Ex: <text:span text:style-name="Teletype">“my.video.mpg”</text:span></text:p>
        </text:list-item>
        <text:list-item>
          <text:p text:style-name="P6"><text:span text:style-name="List_20_Title_20_Emphasis">inputRelPath</text:span><text:line-break/>Ex: <text:span text:style-name="Teletype">“/perso/my.video.mpg”</text:span></text:p>
        </text:list-item>
      </text:list>
      <text:p text:style-name="P2">The following variables are defined only for failed notifications:</text:p>
      <text:list text:style-name="List_20_1">
        <text:list-item text:start-value="1">
          <text:p text:style-name="P6"><text:span text:style-name="List_20_Title_20_Emphasis">errorMessage</text:span></text:p>
        </text:list-item>
      </text:list>
      <text:p text:style-name="P2">The following variables are defined only for success notifications:</text:p>
      <text:list text:style-name="List_20_1">
        <text:list-item text:start-value="1">
          <text:p text:style-name="P6"><text:span text:style-name="List_20_Title_20_Emphasis">sourceMime</text:span><text:line-break/>Ex: <text:span text:style-name="Teletype">“video/mpeg”</text:span></text:p>
        </text:list-item>
        <text:list-item>
          <text:p text:style-name="P6"><text:span text:style-name="List_20_Title_20_Emphasis">sourceLength</text:span><text:line-break/>Integer value. Ex: <text:span text:style-name="Teletype">42680</text:span></text:p>
        </text:list-item>
        <text:list-item>
          <text:p text:style-name="P6"><text:span text:style-name="List_20_Title_20_Emphasis">sourceDuration</text:span><text:line-break/>Float value. Ex: <text:span text:style-name="Teletype">42.68</text:span></text:p>
        </text:list-item>
        <text:list-item>
          <text:p text:style-name="P6"><text:span text:style-name="List_20_Title_20_Emphasis">sourceHours</text:span><text:line-break/>Integer value, Ex: <text:span text:style-name="Teletype">0</text:span></text:p>
        </text:list-item>
        <text:list-item>
          <text:p text:style-name="P6"><text:span text:style-name="List_20_Title_20_Emphasis">sourceMinutes</text:span><text:line-break/>Integer value, Ex: <text:span text:style-name="Teletype">0</text:span></text:p>
        </text:list-item>
        <text:list-item>
          <text:p text:style-name="P6"><text:span text:style-name="List_20_Title_20_Emphasis">sourceSeconds</text:span><text:line-break/>Integer value. Ex: <text:span text:style-name="Teletype">42</text:span></text:p>
        </text:list-item>
        <text:list-item>
          <text:p text:style-name="P6"><text:span text:style-name="List_20_Title_20_Emphasis">sourceHasVideo</text:span><text:line-break/>Integer value of 1 or 0.</text:p>
        </text:list-item>
        <text:list-item>
          <text:p text:style-name="P6"><text:span text:style-name="List_20_Title_20_Emphasis">sourceHasAudio</text:span><text:line-break/>Integer value of 1 or 0.</text:p>
        </text:list-item>
        <text:list-item>
          <text:p text:style-name="P6"><text:span text:style-name="List_20_Title_20_Emphasis">sourceVideoWidth</text:span><text:line-break/>Integer value. If sourceHasVideo is 0 the value is 0 too. Ex: <text:span text:style-name="Teletype">320</text:span></text:p>
        </text:list-item>
        <text:list-item>
          <text:p text:style-name="P6"><text:span text:style-name="List_20_Title_20_Emphasis">sourceVideoHeight</text:span><text:line-break/>Integer value. If sourceHasVideo is 0 the value is 0 too. Ex: <text:span text:style-name="Teletype">240</text:span></text:p>
        </text:list-item>
        <text:list-item>
          <text:p text:style-name="P6"><text:span text:style-name="List_20_Title_20_Emphasis">mediaLength</text:span><text:line-break/>Integer value. Ex: <text:span text:style-name="Teletype">42680</text:span></text:p>
        </text:list-item>
        <text:list-item>
          <text:p text:style-name="P6"><text:span text:style-name="List_20_Title_20_Emphasis">mediaDuration</text:span><text:line-break/>Float value. Ex: <text:span text:style-name="Teletype">42.68</text:span></text:p>
        </text:list-item>
        <text:list-item>
          <text:p text:style-name="P6"><text:span text:style-name="List_20_Title_20_Emphasis">mediaHours</text:span><text:line-break/>Integer value, Ex: <text:span text:style-name="Teletype">0</text:span></text:p>
        </text:list-item>
        <text:list-item>
          <text:p text:style-name="P6"><text:span text:style-name="List_20_Title_20_Emphasis">mediaMinutes</text:span><text:line-break/>Integer value, Ex:<text:span text:style-name="Teletype"> 0</text:span></text:p>
        </text:list-item>
        <text:list-item>
          <text:p text:style-name="P6"><text:span text:style-name="List_20_Title_20_Emphasis">mediaSeconds</text:span><text:line-break/>Integer value. Ex: <text:span text:style-name="Teletype">42</text:span></text:p>
        </text:list-item>
      </text:list>
      <text:h text:style-name="P3" text:outline-level="4">Target-Level Notifications</text:h>
      <text:p text:style-name="P1">All the variable defined at the source-level are defined for target-level notifications.<text:line-break/>In addition, the following variables are defined for success and failure notifications:</text:p>
      <text:list text:style-name="List_20_1">
        <text:list-item text:start-value="1">
          <text:p text:style-name="P117"><text:span text:style-name="List_20_Title_20_Emphasis">targetName</text:span><text:line-break/>Ex: <text:span text:style-name="Teletype">“High Quality”</text:span></text:p>
        </text:list-item>
        <text:list-item>
          <text:p text:style-name="P6"><text:span text:style-name="List_20_Title_20_Emphasis">targetType</text:span><text:line-break/>Ex: <text:span text:style-name="Teletype">“Audio/Video”</text:span></text:p>
        </text:list-item>
        <text:list-item>
          <text:p text:style-name="P6"><text:span text:style-name="List_20_Title_20_Emphasis">outputFile</text:span><text:line-break/>Ex: <text:span text:style-name="Teletype">“my.video.mpg.ogg”</text:span></text:p>
        </text:list-item>
        <text:list-item>
          <text:p text:style-name="P6"><text:span text:style-name="List_20_Title_20_Emphasis">linkFile</text:span><text:line-break/>Ex: <text:span text:style-name="Teletype">“my.video.mpg.link”</text:span></text:p>
        </text:list-item>
        <text:list-item>
          <text:p text:style-name="P6"><text:span text:style-name="List_20_Title_20_Emphasis">ouputRelPath</text:span><text:line-break/>Ex: <text:span text:style-name="Teletype">“perso/high/my.video.mpg.ogg”</text:span></text:p>
        </text:list-item>
        <text:list-item>
          <text:p text:style-name="P6"><text:span text:style-name="List_20_Title_20_Emphasis">linkRelPath</text:span><text:line-break/>Ex: <text:span text:style-name="Teletype">“perso/high/my.video.mpg.link”</text:span></text:p>
        </text:list-item>
      </text:list>
      <text:p text:style-name="P2">The following variables are defined only for success notifications at target-level:</text:p>
      <text:list text:style-name="List_20_1">
        <text:list-item text:start-value="1">
          <text:p text:style-name="P6"><text:span text:style-name="List_20_Title_20_Emphasis">targetMime</text:span><text:line-break/>Ex: <text:span text:style-name="Teletype">“application/ogg”</text:span></text:p>
        </text:list-item>
        <text:list-item>
          <text:p text:style-name="P6"><text:span text:style-name="List_20_Title_20_Emphasis">targetLength</text:span><text:line-break/>Integer value. Ex:<text:span text:style-name="Teletype"> 42680</text:span></text:p>
        </text:list-item>
        <text:list-item>
          <text:p text:style-name="P6"><text:span text:style-name="List_20_Title_20_Emphasis">targetDuration</text:span><text:line-break/>Float value. Ex: <text:span text:style-name="Teletype">42.68</text:span></text:p>
        </text:list-item>
        <text:list-item>
          <text:p text:style-name="P6"><text:span text:style-name="List_20_Title_20_Emphasis">targetHours</text:span><text:line-break/>Integer value, Ex:<text:span text:style-name="Teletype"> 0</text:span></text:p>
        </text:list-item>
        <text:list-item>
          <text:p text:style-name="P6"><text:span text:style-name="List_20_Title_20_Emphasis">targetMinutes</text:span><text:line-break/>Integer value, Ex: <text:span text:style-name="Teletype">0</text:span></text:p>
        </text:list-item>
        <text:list-item>
          <text:p text:style-name="P6"><text:span text:style-name="List_20_Title_20_Emphasis">targetSeconds</text:span><text:line-break/>Integer value. Ex: <text:span text:style-name="Teletype">42</text:span></text:p>
        </text:list-item>
        <text:list-item>
          <text:p text:style-name="P6"><text:span text:style-name="List_20_Title_20_Emphasis">targetHasVideo</text:span><text:line-break/>Integer value of 1 or 0.</text:p>
        </text:list-item>
        <text:list-item>
          <text:p text:style-name="P6"><text:span text:style-name="List_20_Title_20_Emphasis">targetHasAudio</text:span><text:line-break/>Integer value of 1 or 0.</text:p>
        </text:list-item>
        <text:list-item>
          <text:p text:style-name="P6"><text:span text:style-name="List_20_Title_20_Emphasis">targetVideoWidth</text:span><text:line-break/>Integer value. If targetHasVideo is 0 the value is 0 too. Ex: <text:span text:style-name="Teletype">160</text:span></text:p>
        </text:list-item>
        <text:list-item>
          <text:p text:style-name="P6"><text:span text:style-name="List_20_Title_20_Emphasis">targetVideoHeigh</text:span>t<text:line-break/>Integer value. If targetHasVideo is 0 the value is 0 too. Ex: <text:span text:style-name="Teletype">120</text:span>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130" text:outline-level="2"><text:reference-mark-start text:name="Pre-Process Template"/>Pre-Processes Templates<text:reference-mark-end text:name="Pre-Process Template"/></text:h>
            </text:list-item>
          </text:list>
        </text:list-item>
      </text:list>
      <text:list text:style-name="List_20_1">
        <text:list-item text:start-value="1">
          <text:p text:style-name="P117"><text:span text:style-name="List_20_Title_20_Emphasis">customerName</text:span><text:line-break/>Ex: <text:span text:style-name="Teletype">“Fluendo”</text:span></text:p>
        </text:list-item>
        <text:list-item>
          <text:p text:style-name="P6"><text:span text:style-name="List_20_Title_20_Emphasis">profileName</text:span><text:line-break/>Ex: <text:span text:style-name="Teletype">“OGG/Theora/Vorbis”</text:span></text:p>
        </text:list-item>
        <text:list-item>
          <text:p text:style-name="P6"><text:span text:style-name="List_20_Title_20_Emphasis">inputFile</text:span><text:line-break/>Ex: <text:span text:style-name="Teletype">“my.video.mpg”</text:span></text:p>
        </text:list-item>
        <text:list-item>
          <text:p text:style-name="P6"><text:span text:style-name="List_20_Title_20_Emphasis">inputRelPath</text:span><text:line-break/>Ex: <text:span text:style-name="Teletype">“/perso/my.video.mpg”</text:span></text:p>
        </text:list-item>
        <text:list-item>
          <text:p text:style-name="P6"><text:span text:style-name="List_20_Title_20_Emphasis">inputBase</text:span><text:line-break/>Ex: <text:span text:style-name="Teletype">“/home/file/fluendo/files/incoming/ogg/theovorb/”</text:span></text:p>
        </text:list-item>
        <text:list-item>
          <text:p text:style-name="P6"><text:span text:style-name="List_20_Title_20_Emphasis">outputBase</text:span><text:line-break/>Ex: <text:span text:style-name="Teletype">“/home/file/fluendo/files/outgoing/ogg/theovorb/”</text:span></text:p>
        </text:list-item>
        <text:list-item>
          <text:p text:style-name="P6"><text:span text:style-name="List_20_Title_20_Emphasis">linkBase</text:span><text:line-break/>Ex: <text:span text:style-name="Teletype">“/home/file/fluendo/files/links/ogg/theovorb/”</text:span></text:p>
        </text:list-item>
        <text:list-item>
          <text:p text:style-name="P6"><text:span text:style-name="List_20_Title_20_Emphasis">doneBase</text:span><text:line-break/>Ex: <text:span text:style-name="Teletype">“/home/file/fluendo/files/done/ogg/theovorb/”</text:span></text:p>
        </text:list-item>
        <text:list-item>
          <text:p text:style-name="P6"><text:span text:style-name="List_20_Title_20_Emphasis">failedBase</text:span><text:line-break/>Ex: <text:span text:style-name="Teletype">“/home/file/fluendo/files/failed/ogg/theovorb/”</text:span></text:p>
        </text:list-item>
        <text:list-item>
          <text:p text:style-name="P6"><text:span text:style-name="List_20_Title_20_Emphasis">outputWorkBase</text:span><text:line-break/>Ex: <text:span text:style-name="Teletype">“/var/tmp/flumotion/transcoder/work/ogg/theovorb/”</text:span></text:p>
        </text:list-item>
        <text:list-item>
          <text:p text:style-name="P6"><text:span text:style-name="List_20_Title_20_Emphasis">linkWorkBase</text:span><text:line-break/>Ex: <text:span text:style-name="Teletype">“/var/tmp/flumotion/transcoder/work/ogg/theovorb/”</text:span></text:p>
        </text:list-item>
        <text:list-item>
          <text:p text:style-name="P6"><text:span text:style-name="List_20_Title_20_Emphasis">inputDir</text:span><text:line-break/>Ex: <text:span text:style-name="Teletype">“/home/file/fluendo/files/incoming/ogg/theovorb/perso/”</text:span></text:p>
        </text:list-item>
        <text:list-item>
          <text:p text:style-name="P6"><text:span text:style-name="List_20_Title_20_Emphasis">doneDir</text:span><text:line-break/>Ex: <text:span text:style-name="Teletype">“/home/file/fluendo/files/done/ogg/theovorb/perso/”</text:span></text:p>
        </text:list-item>
        <text:list-item>
          <text:p text:style-name="P6"><text:span text:style-name="List_20_Title_20_Emphasis">failedDir</text:span><text:line-break/>Ex: <text:span text:style-name="Teletype">“/home/file/fluendo/files/failed/ogg/theovorb/perso/”</text:span></text:p>
        </text:list-item>
        <text:list-item>
          <text:p text:style-name="P6"><text:span text:style-name="List_20_Title_20_Emphasis">inputPath</text:span><text:line-break/>Ex: <text:span text:style-name="Teletype">“/home/file/fluendo/files/incoming/ogg/theovorb/perso/my.video.mpg”</text:span></text:p>
        </text:list-item>
        <text:list-item>
          <text:p text:style-name="P6"><text:span text:style-name="List_20_Title_20_Emphasis">donePath</text:span><text:line-break/>Ex: <text:span text:style-name="Teletype">“/home/file/fluendo/files/done/ogg/theovorb/perso/my.video.mpg”</text:span></text:p>
        </text:list-item>
        <text:list-item>
          <text:p text:style-name="P6"><text:span text:style-name="List_20_Title_20_Emphasis">failedPath</text:span><text:line-break/>Ex: <text:span text:style-name="Teletype">“/home/file/fluendo/files/failed/ogg/theovorb/perso/my.video.mpg”</text:span></text:p>
        </text:list-item>
        <text:list-item>
          <text:p text:style-name="P6"><text:span text:style-name="List_20_Title_20_Emphasis">sourceMime</text:span><text:line-break/>Ex: <text:span text:style-name="Teletype">“video/mpeg”</text:span></text:p>
        </text:list-item>
        <text:list-item>
          <text:p text:style-name="P6"><text:span text:style-name="List_20_Title_20_Emphasis">sourceLength</text:span><text:line-break/>Integer value. Ex: 4<text:span text:style-name="Teletype">2680</text:span></text:p>
        </text:list-item>
        <text:list-item>
          <text:p text:style-name="P6"><text:span text:style-name="List_20_Title_20_Emphasis">sourceDuration</text:span><text:line-break/>Float value. Ex: <text:span text:style-name="Teletype">42.68</text:span></text:p>
        </text:list-item>
        <text:list-item>
          <text:p text:style-name="P6"><text:span text:style-name="List_20_Title_20_Emphasis">sourceHours</text:span><text:line-break/>Integer value, Ex: <text:span text:style-name="Teletype">0</text:span></text:p>
        </text:list-item>
        <text:list-item>
          <text:p text:style-name="P6"><text:span text:style-name="List_20_Title_20_Emphasis">sourceMinutes</text:span><text:line-break/>Integer value, Ex: <text:span text:style-name="Teletype">0</text:span></text:p>
        </text:list-item>
        <text:list-item>
          <text:p text:style-name="P6"><text:span text:style-name="List_20_Title_20_Emphasis">sourceSeconds</text:span><text:line-break/>Integer value. Ex: <text:span text:style-name="Teletype">42</text:span></text:p>
        </text:list-item>
        <text:list-item>
          <text:p text:style-name="P6"><text:span text:style-name="List_20_Title_20_Emphasis">sourceHasVideo</text:span><text:line-break/>Integer value of 1 or 0.</text:p>
        </text:list-item>
        <text:list-item>
          <text:p text:style-name="P6"><text:span text:style-name="List_20_Title_20_Emphasis">sourceHasAudio</text:span><text:line-break/>Integer value of 1 or 0.</text:p>
        </text:list-item>
        <text:list-item>
          <text:p text:style-name="P6"><text:span text:style-name="List_20_Title_20_Emphasis">sourceVideoWidth</text:span><text:line-break/>Integer value. If sourceHasVideo is 0 the value is 0 too. Ex: 3<text:span text:style-name="Teletype">20</text:span></text:p>
        </text:list-item>
        <text:list-item>
          <text:p text:style-name="P6"><text:span text:style-name="List_20_Title_20_Emphasis">sourceVideoHeight</text:span><text:line-break/>Integer value. If sourceHasVideo is 0 the value is 0 too. Ex: <text:span text:style-name="Teletype">240</text:span>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130" text:outline-level="2">Post-Processes Templates</text:h>
            </text:list-item>
          </text:list>
        </text:list-item>
      </text:list>
      <text:p text:style-name="P1">All the variable define in <text:reference-ref text:reference-format="text" text:ref-name="Pre-Process Template">Pre-Processes Templates</text:reference-ref><text:span text:style-name="Reference"> </text:span>with the addition of the following ones:</text:p>
      <text:list text:style-name="List_20_1">
        <text:list-item text:start-value="1">
          <text:p text:style-name="P117"><text:span text:style-name="List_20_Title_20_Emphasis">targetName<text:line-break/></text:span>Ex: <text:span text:style-name="Teletype">“High Quality'</text:span></text:p>
        </text:list-item>
        <text:list-item>
          <text:p text:style-name="P6"><text:span text:style-name="List_20_Title_20_Emphasis">outputFile</text:span><text:line-break/>Ex: <text:span text:style-name="Teletype">“my.video.mpg.ogg”</text:span></text:p>
        </text:list-item>
        <text:list-item>
          <text:p text:style-name="P6"><text:span text:style-name="List_20_Title_20_Emphasis">outputWorkFile</text:span><text:line-break/>Ex: <text:span text:style-name="Teletype">“my.video.mpg.ogg.tmp”</text:span></text:p>
        </text:list-item>
        <text:list-item>
          <text:p text:style-name="P6"><text:span text:style-name="List_20_Title_20_Emphasis">linkFile</text:span><text:line-break/>Ex: <text:span text:style-name="Teletype">“my.video.mpg.link”</text:span></text:p>
        </text:list-item>
        <text:list-item>
          <text:p text:style-name="P6"><text:span text:style-name="List_20_Title_20_Emphasis">linkWorkFile</text:span><text:line-break/>Ex: <text:span text:style-name="Teletype">“my.video.mpg.link.tmp”</text:span></text:p>
        </text:list-item>
        <text:list-item>
          <text:p text:style-name="P6"><text:span text:style-name="List_20_Title_20_Emphasis">ouputRelPath</text:span><text:line-break/>Ex: <text:span text:style-name="Teletype">“perso/high/my.video.mpg.ogg”</text:span></text:p>
        </text:list-item>
        <text:list-item>
          <text:p text:style-name="P6"><text:span text:style-name="List_20_Title_20_Emphasis">ouputWorkRelPath</text:span><text:line-break/>Ex: <text:span text:style-name="Teletype">“perso/high/my.video.mpg.ogg.tmp”</text:span></text:p>
        </text:list-item>
        <text:list-item>
          <text:p text:style-name="P6"><text:span text:style-name="List_20_Title_20_Emphasis">linkRelPath</text:span><text:line-break/>Ex: <text:span text:style-name="Teletype">“perso/high/my.video.mpg.link”</text:span></text:p>
        </text:list-item>
        <text:list-item>
          <text:p text:style-name="P6"><text:span text:style-name="List_20_Title_20_Emphasis">linkWorkRelPath</text:span><text:line-break/>Ex: <text:span text:style-name="Teletype">“perso/high/my.video.mpg.link.tmp”</text:span></text:p>
        </text:list-item>
        <text:list-item>
          <text:p text:style-name="P6"><text:span text:style-name="List_20_Title_20_Emphasis">outputDir</text:span><text:line-break/>Ex: <text:span text:style-name="Teletype">“/home/file/fluendo/files/outgoing/ogg/theovorb/perso/high/”</text:span></text:p>
        </text:list-item>
        <text:list-item>
          <text:p text:style-name="P6"><text:span text:style-name="List_20_Title_20_Emphasis">linkDir</text:span><text:line-break/>Ex: <text:span text:style-name="Teletype">“/home/file/fluendo/files/links/ogg/theovorb/perso/high/”</text:span></text:p>
        </text:list-item>
        <text:list-item>
          <text:p text:style-name="P6"><text:span text:style-name="List_20_Title_20_Emphasis">outputWorkDir</text:span><text:line-break/>Ex:<text:span text:style-name="Teletype"> “/var/tmp/flumotion/transcoder/work/ogg/theovorb/perso/high/”</text:span></text:p>
        </text:list-item>
        <text:list-item>
          <text:p text:style-name="P6"><text:span text:style-name="List_20_Title_20_Emphasis">linkWorkDir</text:span><text:line-break/>Ex: <text:span text:style-name="Teletype">“/var/tmp/flumotion/transcoder/work/ogg/theovorb/perso/high/”</text:span></text:p>
        </text:list-item>
        <text:list-item>
          <text:p text:style-name="P6"><text:span text:style-name="List_20_Title_20_Emphasis">outputPath</text:span><text:line-break/>Ex: <text:span text:style-name="Teletype">“/home/file/fluendo/files/outgoing/ogg/theovorb/perso/high/my.video.mpg.ogg”</text:span></text:p>
        </text:list-item>
        <text:list-item>
          <text:p text:style-name="P6"><text:span text:style-name="List_20_Title_20_Emphasis">linkPath</text:span><text:line-break/>Ex: <text:span text:style-name="Teletype">“/home/file/fluendo/files/links/ogg/theovorb/perso/high/my.video.mpg.link”</text:span></text:p>
        </text:list-item>
        <text:list-item>
          <text:p text:style-name="P6"><text:span text:style-name="List_20_Title_20_Emphasis">outputWorkPath</text:span><text:line-break/>Ex: <text:span text:style-name="Teletype">“/var/tmp/flumotion/transcoder/work/ogg/theovorb/perso/high/my.video.mpg.ogg.tmp”</text:span></text:p>
        </text:list-item>
        <text:list-item>
          <text:p text:style-name="P6"><text:span text:style-name="List_20_Title_20_Emphasis">linkWorkPath</text:span><text:line-break/>Ex: <text:span text:style-name="Teletype">“/var/tmp/flumotion/transcoder/work/ogg/theovorb/perso/high/my.video.mpg.ogg.link.tmp”</text:span></text:p>
        </text:list-item>
        <text:list-item>
          <text:p text:style-name="P6"><text:span text:style-name="List_20_Title_20_Emphasis">targetType<text:line-break/></text:span>Ex: <text:span text:style-name="Teletype">“Audio/Video”</text:span></text:p>
        </text:list-item>
        <text:list-item>
          <text:p text:style-name="P6"><text:span text:style-name="List_20_Title_20_Emphasis">targetMime</text:span><text:line-break/>Ex: <text:span text:style-name="Teletype">“application/ogg”</text:span></text:p>
        </text:list-item>
        <text:list-item>
          <text:p text:style-name="P6"><text:span text:style-name="List_20_Title_20_Emphasis">targetLength</text:span><text:line-break/>Integer value. Ex: <text:span text:style-name="Teletype">42680</text:span></text:p>
        </text:list-item>
        <text:list-item>
          <text:p text:style-name="P6"><text:span text:style-name="List_20_Title_20_Emphasis">targetDuration</text:span><text:line-break/>Float value. Ex: <text:span text:style-name="Teletype">42.68</text:span></text:p>
        </text:list-item>
        <text:list-item>
          <text:p text:style-name="P6"><text:span text:style-name="List_20_Title_20_Emphasis">targetHours</text:span><text:line-break/>Integer value, Ex: <text:span text:style-name="Teletype">0</text:span></text:p>
        </text:list-item>
        <text:list-item>
          <text:p text:style-name="P6"><text:span text:style-name="List_20_Title_20_Emphasis">targetMinutes</text:span><text:line-break/>Integer value, Ex: <text:span text:style-name="Teletype">0</text:span></text:p>
        </text:list-item>
        <text:list-item>
          <text:p text:style-name="P6"><text:span text:style-name="List_20_Title_20_Emphasis">targetSeconds</text:span><text:line-break/>Integer value. Ex: <text:span text:style-name="Teletype">42</text:span></text:p>
        </text:list-item>
        <text:list-item>
          <text:p text:style-name="P6"><text:span text:style-name="List_20_Title_20_Emphasis">targetHasVideo</text:span><text:line-break/>Integer value of 1 or 0.</text:p>
        </text:list-item>
        <text:list-item>
          <text:p text:style-name="P6"><text:span text:style-name="List_20_Title_20_Emphasis">targetHasAudio</text:span><text:line-break/>Integer value of 1 or 0.</text:p>
        </text:list-item>
        <text:list-item>
          <text:p text:style-name="P6"><text:span text:style-name="List_20_Title_20_Emphasis">targetVideoWidth</text:span><text:line-break/>Integer value. If targetHasVideo is 0 the value is 0 too. Ex: <text:span text:style-name="Teletype">160</text:span></text:p>
        </text:list-item>
        <text:list-item>
          <text:p text:style-name="P6"><text:span text:style-name="List_20_Title_20_Emphasis">targetVideoHeigh</text:span>t<text:line-break/>Integer value. If targetHasVideo is 0 the value is 0 too. Ex: 1<text:span text:style-name="Teletype">20</text:span>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130" text:outline-level="2">Quick Reference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P146">Failed <text:span text:style-name="T4">Source-Level </text:span>Notifications</text:p>
            </table:table-cell>
            <table:table-cell table:style-name="Table1.A1" office:value-type="string">
              <text:p text:style-name="P147">Success Source-Level Notifications</text:p>
            </table:table-cell>
            <table:table-cell table:style-name="Table1.A1" office:value-type="string">
              <text:p text:style-name="P147">Failed Target-Level Notifications</text:p>
            </table:table-cell>
            <table:table-cell table:style-name="Table1.D1" office:value-type="string">
              <text:p text:style-name="P147">Success Target-Level Notifications</text:p>
            </table:table-cell>
            <table:table-cell table:style-name="Table1.A1" office:value-type="string">
              <text:p text:style-name="P147">Pre-Processing</text:p>
            </table:table-cell>
            <table:table-cell table:style-name="Table1.A1" office:value-type="string">
              <text:p text:style-name="P147">Post-Processing</text:p>
            </table:table-cell>
            <table:table-cell table:style-name="Table1.A1" office:value-type="string">
              <text:p text:style-name="P147">Monitor Component Name</text:p>
            </table:table-cell>
            <table:table-cell table:style-name="Table1.A1" office:value-type="string">
              <text:p text:style-name="P147">Transcoder Component Name</text:p>
            </table:table-cell>
            <table:table-cell table:style-name="Table1.A1" office:value-type="string">
              <text:p text:style-name="P147">Filenames</text:p>
            </table:table-cell>
            <table:table-cell table:style-name="Table1.A1" office:value-type="string">
              <text:p text:style-name="P5">Usage</text:p>
            </table:table-cell>
            <table:table-cell table:style-name="Table1.K1" office:value-type="string">
              <text:p text:style-name="P5">Example Value</text:p>
            </table:table-cell>
          </table:table-row>
        </table:table-header-rows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D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customerName)s</text:p>
          </table:table-cell>
          <table:table-cell table:style-name="Table1.K2" office:value-type="string">
            <text:p text:style-name="P148">“Fluendo”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profileName)s</text:p>
          </table:table-cell>
          <table:table-cell table:style-name="Table1.K2" office:value-type="string">
            <text:p text:style-name="P148">“OGG/Theora-Vorbis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Name)s</text:p>
          </table:table-cell>
          <table:table-cell table:style-name="Table1.K2" office:value-type="string">
            <text:p text:style-name="P148">“High Quality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customerSubdir)s</text:p>
          </table:table-cell>
          <table:table-cell table:style-name="Table1.K2" office:value-type="string">
            <text:p text:style-name="P148">“new/flu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profileSubdir)s</text:p>
          </table:table-cell>
          <table:table-cell table:style-name="Table1.K2" office:value-type="string">
            <text:p text:style-name="P148">“theovorb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targetSubdir)s</text:p>
          </table:table-cell>
          <table:table-cell table:style-name="Table1.K2" office:value-type="string">
            <text:p text:style-name="P148">“high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sourcePath)s</text:p>
          </table:table-cell>
          <table:table-cell table:style-name="Table1.K2" office:value-type="string">
            <text:p text:style-name="P148">“theovorb/perso/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sourceDir)s</text:p>
          </table:table-cell>
          <table:table-cell table:style-name="Table1.K2" office:value-type="string">
            <text:p text:style-name="P148">“theovorb/perso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sourceFile)s</text:p>
          </table:table-cell>
          <table:table-cell table:style-name="Table1.K2" office:value-type="string">
            <text:p text:style-name="P148">“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sourceBasename)s</text:p>
          </table:table-cell>
          <table:table-cell table:style-name="Table1.K2" office:value-type="string">
            <text:p text:style-name="P148">“my.video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sourceExtension)s</text:p>
          </table:table-cell>
          <table:table-cell table:style-name="Table1.K2" office:value-type="string">
            <text:p text:style-name="P148">“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targetPath)s</text:p>
          </table:table-cell>
          <table:table-cell table:style-name="Table1.K2" office:value-type="string">
            <text:p text:style-name="P148">“theovorb/perso/high/my.video.mpg.og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targetDir)s</text:p>
          </table:table-cell>
          <table:table-cell table:style-name="Table1.K2" office:value-type="string">
            <text:p text:style-name="P148">“theovorb/perso/high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targetFile)s</text:p>
          </table:table-cell>
          <table:table-cell table:style-name="Table1.K2" office:value-type="string">
            <text:p text:style-name="P148">“my.video.mpg.og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targetBasename)s</text:p>
          </table:table-cell>
          <table:table-cell table:style-name="Table1.K2" office:value-type="string">
            <text:p text:style-name="P148">“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8">%(targetExtension)s</text:p>
          </table:table-cell>
          <table:table-cell table:style-name="Table1.K2" office:value-type="string">
            <text:p text:style-name="P148">“.ogg”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uccess)d</text:p>
          </table:table-cell>
          <table:table-cell table:style-name="Table1.K2" office:value-type="string">
            <text:p text:style-name="P148">1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rigger)s</text:p>
          </table:table-cell>
          <table:table-cell table:style-name="Table1.K2" office:value-type="string">
            <text:p text:style-name="P148">“done”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errorMessage)s</text:p>
          </table:table-cell>
          <table:table-cell table:style-name="Table1.K2" office:value-type="string">
            <text:p text:style-name="P148">...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inputFile)s</text:p>
          </table:table-cell>
          <table:table-cell table:style-name="Table1.K2" office:value-type="string">
            <text:p text:style-name="P148">“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tputFile)s</text:p>
          </table:table-cell>
          <table:table-cell table:style-name="Table1.K2" office:value-type="string">
            <text:p text:style-name="P148">“my.video.mpg.og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File)s</text:p>
          </table:table-cell>
          <table:table-cell table:style-name="Table1.K2" office:value-type="string">
            <text:p text:style-name="P148">“my.video.mpg.link”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doneFile)s</text:p>
          </table:table-cell>
          <table:table-cell table:style-name="Table1.K2" office:value-type="string">
            <text:p text:style-name="P148">“my.video.mpg”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failedFile)s</text:p>
          </table:table-cell>
          <table:table-cell table:style-name="Table1.K2" office:value-type="string">
            <text:p text:style-name="P148">“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tputWorkFile)s</text:p>
          </table:table-cell>
          <table:table-cell table:style-name="Table1.K2" office:value-type="string">
            <text:p text:style-name="P148">“my.video.mpg.ogg.tmp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WorkFile)s</text:p>
          </table:table-cell>
          <table:table-cell table:style-name="Table1.K2" office:value-type="string">
            <text:p text:style-name="P148">“my.video.mpg.ogg.link.tmp”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inputRelPath)s</text:p>
          </table:table-cell>
          <table:table-cell table:style-name="Table1.K2" office:value-type="string">
            <text:p text:style-name="P148">“perso/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tputRelPath)s</text:p>
          </table:table-cell>
          <table:table-cell table:style-name="Table1.K2" office:value-type="string">
            <text:p text:style-name="P148">“perso/high/my.video.mpg.og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RelPath)s</text:p>
          </table:table-cell>
          <table:table-cell table:style-name="Table1.K2" office:value-type="string">
            <text:p text:style-name="P148">“perso/high/my.video.mpg.ogg.link”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doneRelPath)s</text:p>
          </table:table-cell>
          <table:table-cell table:style-name="Table1.K2" office:value-type="string">
            <text:p text:style-name="P148">“perso/my.video.mpg”</text:p>
          </table:table-cell>
        </table:table-row>
        <table:table-row>
          <table:table-cell table:style-name="Table1.A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failedRelPath)s</text:p>
          </table:table-cell>
          <table:table-cell table:style-name="Table1.K2" office:value-type="string">
            <text:p text:style-name="P148">“perso/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putWorkRelPath)s</text:p>
          </table:table-cell>
          <table:table-cell table:style-name="Table1.K2" office:value-type="string">
            <text:p text:style-name="P148">“perso/high/my.video.mpg.ogg.tmp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WorkRelPath)s</text:p>
          </table:table-cell>
          <table:table-cell table:style-name="Table1.K2" office:value-type="string">
            <text:p text:style-name="P148">“perso/high/my.video.mpg.ogg.link.tmp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inputBase)s</text:p>
          </table:table-cell>
          <table:table-cell table:style-name="Table1.K2" office:value-type="string">
            <text:p text:style-name="P148">“/home/file/new/flu/files/incoming/theovorb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putBase)s</text:p>
          </table:table-cell>
          <table:table-cell table:style-name="Table1.K2" office:value-type="string">
            <text:p text:style-name="P148">“/home/file/new/flu/files/outgoing/theovorb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Base)s</text:p>
          </table:table-cell>
          <table:table-cell table:style-name="Table1.K2" office:value-type="string">
            <text:p text:style-name="P148">“/home/file/new/flu/files/links/theovorb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doneBase)s</text:p>
          </table:table-cell>
          <table:table-cell table:style-name="Table1.K2" office:value-type="string">
            <text:p text:style-name="P148">“/home/file/new/flu/files/done/theovorb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failedBase)s</text:p>
          </table:table-cell>
          <table:table-cell table:style-name="Table1.K2" office:value-type="string">
            <text:p text:style-name="P148">“/home/file/new/flu/files/failed/theovorb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putWorkBase)s</text:p>
          </table:table-cell>
          <table:table-cell table:style-name="Table1.K2" office:value-type="string">
            <text:p text:style-name="P148">“/var/tmp/flumotion/transcoder/work/theovorb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WorkBase)s</text:p>
          </table:table-cell>
          <table:table-cell table:style-name="Table1.K2" office:value-type="string">
            <text:p text:style-name="P148">“/var/tmp/flumotion/transcoder/work/theovorb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inputDir)s</text:p>
          </table:table-cell>
          <table:table-cell table:style-name="Table1.K2" office:value-type="string">
            <text:p text:style-name="P148">“/home/file/new/flu/files/incoming/theovorb/perso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putDir)s</text:p>
          </table:table-cell>
          <table:table-cell table:style-name="Table1.K2" office:value-type="string">
            <text:p text:style-name="P148">“/home/file/new/flu/files/outgoing/theovorb/perso/high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Dir)s</text:p>
          </table:table-cell>
          <table:table-cell table:style-name="Table1.K2" office:value-type="string">
            <text:p text:style-name="P148">“/home/file/new/flu/files/links/theovorb/perso/high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doneDir)s</text:p>
          </table:table-cell>
          <table:table-cell table:style-name="Table1.K2" office:value-type="string">
            <text:p text:style-name="P148">“/home/file/new/flu/files/done/theovorb/perso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failedDir)s</text:p>
          </table:table-cell>
          <table:table-cell table:style-name="Table1.K2" office:value-type="string">
            <text:p text:style-name="P148">“/home/file/new/flu/files/failed/theovorb/perso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putWorkDir)s</text:p>
          </table:table-cell>
          <table:table-cell table:style-name="Table1.K2" office:value-type="string">
            <text:p text:style-name="P148">“/var/tmp/flumotion/transcoder/work/theovorb/perso/high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WorkDir)s</text:p>
          </table:table-cell>
          <table:table-cell table:style-name="Table1.K2" office:value-type="string">
            <text:p text:style-name="P148">“/var/tmp/flumotion/transcoder/work/theovorb/perso/high/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inputPath)s</text:p>
          </table:table-cell>
          <table:table-cell table:style-name="Table1.K2" office:value-type="string">
            <text:p text:style-name="P148">“/home/file/new/flu/files/incoming/theovorb/perso/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putPath)s</text:p>
          </table:table-cell>
          <table:table-cell table:style-name="Table1.K2" office:value-type="string">
            <text:p text:style-name="P148">“<text:span text:style-name="T3">/home/file/new/flu/files/outgoing/theovorb/perso/high/my.video.mpg.ogg”</text:span>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Path)s</text:p>
          </table:table-cell>
          <table:table-cell table:style-name="Table1.K2" office:value-type="string">
            <text:p text:style-name="P148">“<text:span text:style-name="T3">/home/file/new/flu/files/outgoing/theovorb/perso/high/my.video.mpg.ogg.link”</text:span>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donePath)s</text:p>
          </table:table-cell>
          <table:table-cell table:style-name="Table1.K2" office:value-type="string">
            <text:p text:style-name="P148">“/home/file/new/flu/files/done/theovorb/perso/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failedPath)s</text:p>
          </table:table-cell>
          <table:table-cell table:style-name="Table1.K2" office:value-type="string">
            <text:p text:style-name="P148">“/home/file/new/flu/files/failed/theovorb/perso/my.video.mp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ouputWorkPath)s</text:p>
          </table:table-cell>
          <table:table-cell table:style-name="Table1.K2" office:value-type="string">
            <text:p text:style-name="P148">“/var/tmp/flumotion/transcoder/work/theovorb/perso/high/my.video.mpg.og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linkWorkPath)s</text:p>
          </table:table-cell>
          <table:table-cell table:style-name="Table1.K2" office:value-type="string">
            <text:p text:style-name="P148">“/var/tmp/flumotion/transcoder/work/theovorb/perso/high/my.video.mpg.ogg.link”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Mime)s</text:p>
          </table:table-cell>
          <table:table-cell table:style-name="Table1.K2" office:value-type="string">
            <text:p text:style-name="P148">“video/mpeg”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Length)d</text:p>
          </table:table-cell>
          <table:table-cell table:style-name="Table1.K2" office:value-type="string">
            <text:p text:style-name="P148">42680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Duration)f</text:p>
          </table:table-cell>
          <table:table-cell table:style-name="Table1.K2" office:value-type="string">
            <text:p text:style-name="P148">42.68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Hours)d</text:p>
          </table:table-cell>
          <table:table-cell table:style-name="Table1.K2" office:value-type="string">
            <text:p text:style-name="P148">0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Minutes)d</text:p>
          </table:table-cell>
          <table:table-cell table:style-name="Table1.K2" office:value-type="string">
            <text:p text:style-name="P148">0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Seconds)d</text:p>
          </table:table-cell>
          <table:table-cell table:style-name="Table1.K2" office:value-type="string">
            <text:p text:style-name="P148">42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HasVideo)d</text:p>
          </table:table-cell>
          <table:table-cell table:style-name="Table1.K2" office:value-type="string">
            <text:p text:style-name="P148">1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HasAudio)d</text:p>
          </table:table-cell>
          <table:table-cell table:style-name="Table1.K2" office:value-type="string">
            <text:p text:style-name="P148">1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VideoWidth)d</text:p>
          </table:table-cell>
          <table:table-cell table:style-name="Table1.K2" office:value-type="string">
            <text:p text:style-name="P148">320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sourceVideoHeight)d</text:p>
          </table:table-cell>
          <table:table-cell table:style-name="Table1.K2" office:value-type="string">
            <text:p text:style-name="P148">240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mediaLength)d</text:p>
          </table:table-cell>
          <table:table-cell table:style-name="Table1.K2" office:value-type="string">
            <text:p text:style-name="P148">42680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mediaDuration)f</text:p>
          </table:table-cell>
          <table:table-cell table:style-name="Table1.K2" office:value-type="string">
            <text:p text:style-name="P148">42.68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mediaHours)d</text:p>
          </table:table-cell>
          <table:table-cell table:style-name="Table1.K2" office:value-type="string">
            <text:p text:style-name="P148">0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mediaMinutes)d</text:p>
          </table:table-cell>
          <table:table-cell table:style-name="Table1.K2" office:value-type="string">
            <text:p text:style-name="P148">0</text:p>
          </table:table-cell>
        </table:table-row>
        <table:table-row>
          <table:table-cell table:style-name="Table1.A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mediaSeconds)d</text:p>
          </table:table-cell>
          <table:table-cell table:style-name="Table1.K2" office:value-type="string">
            <text:p text:style-name="P148">42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Mime)s</text:p>
          </table:table-cell>
          <table:table-cell table:style-name="Table1.K2" office:value-type="string">
            <text:p text:style-name="P148">“application/ogg”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Length)d</text:p>
          </table:table-cell>
          <table:table-cell table:style-name="Table1.K2" office:value-type="string">
            <text:p text:style-name="P148">42680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Duration)f</text:p>
          </table:table-cell>
          <table:table-cell table:style-name="Table1.K2" office:value-type="string">
            <text:p text:style-name="P148">42.68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Hours)d</text:p>
          </table:table-cell>
          <table:table-cell table:style-name="Table1.K2" office:value-type="string">
            <text:p text:style-name="P148">0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Minutes)d</text:p>
          </table:table-cell>
          <table:table-cell table:style-name="Table1.K2" office:value-type="string">
            <text:p text:style-name="P148">0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Seconds)d</text:p>
          </table:table-cell>
          <table:table-cell table:style-name="Table1.K2" office:value-type="string">
            <text:p text:style-name="P148">0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HasVideo)d</text:p>
          </table:table-cell>
          <table:table-cell table:style-name="Table1.K2" office:value-type="string">
            <text:p text:style-name="P148">1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HasAudio)d</text:p>
          </table:table-cell>
          <table:table-cell table:style-name="Table1.K2" office:value-type="string">
            <text:p text:style-name="P148">1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VideoWidth)d</text:p>
          </table:table-cell>
          <table:table-cell table:style-name="Table1.K2" office:value-type="string">
            <text:p text:style-name="P148">160</text:p>
          </table:table-cell>
        </table:table-row>
        <table:table-row>
          <table:table-cell table:style-name="Table1.A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?</text:p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>X</text:p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9"/>
          </table:table-cell>
          <table:table-cell table:style-name="Table1.B2" office:value-type="string">
            <text:p text:style-name="P148">%(targetVideoHeight)d</text:p>
          </table:table-cell>
          <table:table-cell table:style-name="Table1.K2" office:value-type="string">
            <text:p text:style-name="P148">120</text:p>
          </table:table-cell>
        </table:table-row>
      </table:table>
      <text:p text:style-name="Text_20_body"/>
      <text:list text:style-name="Numbering_20_1" text:continue-numbering="true">
        <text:list-item>
          <text:h text:style-name="P125" text:outline-level="1">File System Structure Modifiers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" fo:font-size="9pt" style:font-name-asian="DejaVu Sans Mono" style:font-size-asian="10.5pt" style:font-name-complex="DejaVu Sans Mono"/>
    </style:style>
    <style:style style:name="Reference" style:family="text">
      <style:text-properties fo:font-style="italic" style:font-size-asian="10.5pt"/>
    </style:style>
    <style:style style:name="List_20_Title_20_Emphasis" style:display-name="List Title Emphasis" style:family="text">
      <style:text-properties fo:font-weight="bold" style:font-size-asian="10.5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30T17:03:05</meta:creation-date>
    <dc:date>2007-07-31T17:55:42</dc:date>
    <dc:language>en-US</dc:language>
    <meta:editing-cycles>47</meta:editing-cycles>
    <meta:editing-duration>P1DT0H50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3" meta:paragraph-count="604" meta:word-count="1719" meta:character-count="10967"/>
  </office:meta>
</office:document-meta>
</file>